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llection of Panagrams for Sending Practice</text:p>
      <text:p text:style-name="Text_20_body"/>
      <text:p text:style-name="Text_20_body">About sixty codfish eggs will make a quarter pound of very fizzy jelly.</text:p>
      <text:p text:style-name="Text_20_body">A large fawn jumped quickly over white zinc boxes.</text:p>
      <text:p text:style-name="Text_20_body">Alfredo just must bring very exciting news to the plaza quickly.</text:p>
      <text:p text:style-name="Text_20_body">All questions asked by five watched experts amaze the judge.</text:p>
      <text:p text:style-name="Text_20_body">A mad boxer shot a quick, gloved jab to the jaw of his dizzy opponent.</text:p>
      <text:p text:style-name="Text_20_body">Amazingly, few discotheques provide jukeboxes.</text:p>
      <text:p text:style-name="Text_20_body">An inspired calligrapher can create pages of beauty using stick ink, quill, brush, pickaxe, buzz saw, or even strawberry jam.</text:p>
      <text:p text:style-name="Text_20_body">Anxious Paul waved back his pa from the zinc quarry just sighted.</text:p>
      <text:p text:style-name="Text_20_body">A quart jar of oil mixed with zinc oxide makes a very bright paint.</text:p>
      <text:p text:style-name="Text_20_body">A quick movement of the enemy will jeopardize six gunboats.</text:p>
      <text:p text:style-name="Text_20_body">A quivering Texas zombie fought republic linked jewelry.</text:p>
      <text:p text:style-name="Text_20_body">Astronaut Quincy B. Zack defies gravity with six jet fuel pumps.</text:p>
      <text:p text:style-name="Text_20_body">As we explored the Gulf of Zanzibar, we quickly moved closer to the jutting rocks.</text:p>
      <text:p text:style-name="Text_20_body">A very big box sailed up then whizzed quickly from Japan. </text:p>
      <text:p text:style-name="Text_20_body">A wizard’s job is to vex chumps quickly in fog.</text:p>
      <text:p text:style-name="Text_20_body">Back in June, we delivered oxygen equipment of the same size.</text:p>
      <text:p text:style-name="Text_20_body">Back in my quaint garden, jaunty zinnias vie with flaunting phlox.</text:p>
      <text:p text:style-name="Text_20_body">BENS BEST BENT WIRE/5 BENS BEST BENT WIRE/5 BENS BEST BENT WIRE/5</text:p>
      <text:p text:style-name="Text_20_body">Big Fuji waves pitch enzymed kex liquor.</text:p>
      <text:p text:style-name="Text_20_body">Big July earthquakes confound zany experimental vow.</text:p>
      <text:p text:style-name="Text_20_body">Both fickle dwarves jinx my pig quiz. </text:p>
      <text:p text:style-name="Text_20_body">Brawny gods just flocked up to quiz and vex him.</text:p>
      <text:p text:style-name="Text_20_body">Breezily jangling 3,416,857.209 wise advertiser ambles to the bank, his exchequer amplified.</text:p>
      <text:p text:style-name="Text_20_body">Cozy lummox gives smart squid who asks for job pen.</text:p>
      <text:p text:style-name="Text_20_body">Crazy Fredericka bought many very exquisite opal jewels.</text:p>
      <text:p text:style-name="Text_20_body">Cute, kind, jovial, foxy physique, amazing? Wower.</text:p>
      <text:p text:style-name="Text_20_body">David, jewish exmonarch, kept big vineyard, quizzical wife.</text:p>
      <text:p text:style-name="Text_20_body"><text:soft-page-break/>Dumpy kibitzer jingles as exchequer overflows.</text:p>
      <text:p text:style-name="Text_20_body">Ebenezer unexpectedly bagged two tranquil aardvarks with his jiffy vacuum cleaner.</text:p>
      <text:p text:style-name="Text_20_body">Exquisite farm wench gives body jolt to prize stinker.</text:p>
      <text:p text:style-name="Text_20_body">Fabled reader with jaded, roving eye seized by quickened impulse to expand budget.</text:p>
      <text:p text:style-name="Text_20_body">Fax back Jim’s Gwyneth Paltrow video quiz. </text:p>
      <text:p text:style-name="Text_20_body">Few black taxis drive up major roads on quiet hazy nights.</text:p>
      <text:p text:style-name="Text_20_body">Few quips galvanized the mock jury box.</text:p>
      <text:p text:style-name="Text_20_body">Fickle jinx bog dwarves spy math quiz.</text:p>
      <text:p text:style-name="Text_20_body">Five big quacking zephyrs jolt my wax bed.</text:p>
      <text:p text:style-name="Text_20_body">Five or six big jet planes zoomed quickly by the tower.</text:p>
      <text:p text:style-name="Text_20_body">Five quacking zephyrs jolt my wax bed.</text:p>
      <text:p text:style-name="Text_20_body">Five wine experts jokingly quizzed sample chablis.</text:p>
      <text:p text:style-name="Text_20_body">Fix problem quickly with galvanized jets. </text:p>
      <text:p text:style-name="Text_20_body">For only 49, jolly housewives made inexpensive meals using quickfrozen vegetables.</text:p>
      <text:p text:style-name="Text_20_body">Forsaking monastic tradition, twelve jovial friars gave up their vocation for a questionable existence on the flying trapeze.</text:p>
      <text:p text:style-name="Text_20_body">Fox nymphs grab quick-jived waltz.</text:p>
      <text:p text:style-name="Text_20_body">Foxy diva Jennifer Lopez wasn’t baking my quiche.</text:p>
      <text:p text:style-name="Text_20_body">Fred specialized in the job of making very quaint wax toys.</text:p>
      <text:p text:style-name="Text_20_body">Freight to me sixty dozen quart jars and twelve black pans.</text:p>
      <text:p text:style-name="Text_20_body">Gaze at this sentence for just about sixty seconds and then explain what makes it quite different from the average sentence.</text:p>
      <text:p text:style-name="Text_20_body">Grumpy wizards make a toxic brew for the jovial queen.</text:p>
      <text:p text:style-name="Text_20_body">Hark, toxic jungle water vipers quietly drop on zebras for meals.</text:p>
      <text:p text:style-name="Text_20_body">Heavy boxes perform quick waltzes and jigs.</text:p>
      <text:p text:style-name="Text_20_body">His graceful bisque vase whizzed past my taxi, no joke.</text:p>
      <text:p text:style-name="Text_20_body">How quickly daft jumping zebras vex.</text:p>
      <text:p text:style-name="Text_20_body">How razorback jumping frogs can level six piqued gymnasts.</text:p>
      <text:p text:style-name="Text_20_body">How vexing a fumble to drop a jolly zucchini in the quicksand.</text:p>
      <text:p text:style-name="Text_20_body">I have quickly spotted the four women dozing in the jury box.</text:p>
      <text:p text:style-name="Text_20_body"><text:soft-page-break/>Jack amazed a few girls by dropping the antique onyx vase.</text:p>
      <text:p text:style-name="Text_20_body">Jackdaws love my big sphinx of quartz.</text:p>
      <text:p text:style-name="Text_20_body">Jack Farmer realized that the big yellow quilts were expensive.</text:p>
      <text:p text:style-name="Text_20_body">Jackie will budget for the most expensive zoology equipment.</text:p>
      <text:p text:style-name="Text_20_body">Jack quietly moved up front and seized the big ball of wax.</text:p>
      <text:p text:style-name="Text_20_body">Jacky can now give six big tips from the old quiz. </text:p>
      <text:p text:style-name="Text_20_body">Jacqueline was vexed by the folks who go the money prizes.</text:p>
      <text:p text:style-name="Text_20_body">Jaded zombies acted quaintly but kept driving their oxen forward.</text:p>
      <text:p text:style-name="Text_20_body">Jail zesty vixen who grabbed pay from quack.</text:p>
      <text:p text:style-name="Text_20_body">Jeb quickly drove a few extra miles on the glazed pavement.</text:p>
      <text:p text:style-name="Text_20_body">Jelly-like above the high wire, six quaking pachyderms kept the climax of the extravaganza in a dazzling state of flux.</text:p>
      <text:p text:style-name="Text_20_body">Jellylike above the high wire, six quaking pachyderms kept the climax of the extravaganza in a dazzling state of flux.</text:p>
      <text:p text:style-name="Text_20_body">Jim just quit and packed extra bags for Liz Owen.</text:p>
      <text:p text:style-name="Text_20_body">Jimmy and Zack, the police explained, were last seen diving into a field of buttered quahogs.</text:p>
      <text:p text:style-name="Text_20_body">Jim quickly realized that the beautiful gowns are expensive.</text:p>
      <text:p text:style-name="Text_20_body">Jinxed wizards pluck ivy from the big quilt.</text:p>
      <text:p text:style-name="Text_20_body">Judge Powell quickly gave six embezzlers stiff sentences.</text:p>
      <text:p text:style-name="Text_20_body">Just keep examining every low bid quoted for zinc etchings.</text:p>
      <text:p text:style-name="Text_20_body">Just keep examining every low bid quoted for zinc etchings. </text:p>
      <text:p text:style-name="Text_20_body">Just work for improved basic techniques to maximize your typing skill.</text:p>
      <text:p text:style-name="Text_20_body">King Alexander was just partly overcome after quizzing diogenes in his tub.</text:p>
      <text:p text:style-name="Text_20_body">Lazy movers quit hardpacking of papiermache jewelry boxes.</text:p>
      <text:p text:style-name="Text_20_body">Many big jackdaws quickly zipped over the fox pen.</text:p>
      <text:p text:style-name="Text_20_body">Martin J. Hixeypozer quickly began his first word.</text:p>
      <text:p text:style-name="Text_20_body">May Jo equal the fine record by solving six puzzles a week?</text:p>
      <text:p text:style-name="Text_20_body">Meghan deftly picks valuable jewels, onyx and quartz.</text:p>
      <text:p text:style-name="Text_20_body">Mix zapf with veljovic and get quirky beziers.</text:p>
      <text:p text:style-name="Text_20_body">Mr. Jock, TV quiz PH.D., bags few lynx.</text:p>
      <text:p text:style-name="Text_20_body"><text:soft-page-break/>Murky haze enveloped a city as jarring quakes broke fortysix windows.</text:p>
      <text:p text:style-name="Text_20_body">My faxed joke won a pager in the cable TV quiz show.</text:p>
      <text:p text:style-name="Text_20_body">My girl wove six dozen plaid jackets before she quit.</text:p>
      <text:p text:style-name="Text_20_body">My grandfather picks up quartz and valuable onyx jewels.</text:p>
      <text:p text:style-name="Text_20_body">My help squeezed back in again and joined the weavers after six.</text:p>
      <text:p text:style-name="Text_20_body">New farm hand picking just six quinces proves strong but lazy.</text:p>
      <text:p text:style-name="Text_20_body">No kidding, Lorenzo called off his trip to visit Mexico City just because they told him the conquistadores were extinct.</text:p>
      <text:p text:style-name="Text_20_body">Now is the time for all brown dogs to jump quickly over the lazy lynx.</text:p>
      <text:p text:style-name="Text_20_body">Nymphs blitz quick vex dwarf jog.</text:p>
      <text:p text:style-name="Text_20_body">On my exotic journey, I realized plucking aquatic bird feathers was abusive.</text:p>
      <text:p text:style-name="Text_20_body">Pack my box with five dozen jugs of liquid veneer.</text:p>
      <text:p text:style-name="Text_20_body">Pack my box with five dozen liquor jugs.</text:p>
      <text:p text:style-name="Text_20_body">Pack my red box with five dozen quality jugs. </text:p>
      <text:p text:style-name="Text_20_body">Patchwork quilt muzzles baffled young vixen Jo.</text:p>
      <text:p text:style-name="Text_20_body">Perhaps Jon Claude's amazing sax skills will be judged quite favorably.</text:p>
      <text:p text:style-name="Text_20_body">Picking just six quinces, the new farmhand proved strong but lazy.</text:p>
      <text:p text:style-name="Text_20_body">Prating jokers quizzically vexed me with fibs.</text:p>
      <text:p text:style-name="Text_20_body">Public junk dwarves hug my quartz fox.</text:p>
      <text:p text:style-name="Text_20_body">Puzzled women bequeath jerks very exotic gifts.</text:p>
      <text:p text:style-name="Text_20_body">Questions of a zealous nature have become by degrees petty waxen jokes.</text:p>
      <text:p text:style-name="Text_20_body">Quick fox jumps nightly above wizard.</text:p>
      <text:p text:style-name="Text_20_body">Quick wafting zephyrs vex bold Jim.</text:p>
      <text:p text:style-name="Text_20_body">Quick zephyrs blow, vexing daft Jim.</text:p>
      <text:p text:style-name="Text_20_body">Quilt frenzy jackdaw gave them best pox.</text:p>
      <text:p text:style-name="Text_20_body">Quizzical twins proved my hijack-bug fix.</text:p>
      <text:p text:style-name="Text_20_body">Six big devils from Japan quickly forgot how to waltz.</text:p>
      <text:p text:style-name="Text_20_body">Six big juicy steaks sizzled in a pan as five workmen left the quarry.</text:p>
      <text:p text:style-name="Text_20_body">Six boys guzzled cheap raw plum vodka quite joyfully.</text:p>
      <text:p text:style-name="Text_20_body">Six crazy kings vowed to abolish my quite pitiful jousts.</text:p>
      <text:p text:style-name="Text_20_body"><text:soft-page-break/>Six javelins thrown by the quick savages whizzed forty paces beyond the mark.</text:p>
      <text:p text:style-name="Text_20_body">Six of the women quietly gave back prizes to the judge.</text:p>
      <text:p text:style-name="Text_20_body">Sixty zippers were quickly picked from the woven jute bag.</text:p>
      <text:p text:style-name="Text_20_body">Sixty zips were quickly picked from the woven jute bag.</text:p>
      <text:p text:style-name="Text_20_body">Sphinx of black quartz, judge my vow.</text:p>
      <text:p text:style-name="Text_20_body">Sympathizing would fix quaker objectives.</text:p>
      <text:p text:style-name="Text_20_body">The Basque M.P. loved his wife's onyx jar and zinc-lined keg.</text:p>
      <text:p text:style-name="Text_20_body">The exodus of jazzy pigeons is craved by squeamish walkers.</text:p>
      <text:p text:style-name="Text_20_body">The explorer was frozen in his big kayak just after making quaint discoveries.</text:p>
      <text:p text:style-name="Text_20_body">The explorer was frozen in his big kayak just after making queer discoveries.</text:p>
      <text:p text:style-name="Text_20_body">The five boxing wizards jump quickly.</text:p>
      <text:p text:style-name="Text_20_body">Their kind aunt was subject to frequent dizzy spells, thus causing much anxiety and worry.</text:p>
      <text:p text:style-name="Text_20_body">The job of waxing linoleum frequently peeves chintzy kids.</text:p>
      <text:p text:style-name="Text_20_body">The job requires extra pluck and zeal from every young wage earner.</text:p>
      <text:p text:style-name="Text_20_body">The juke box music puzzled a gentle visitor from a quaint valley town.</text:p>
      <text:p text:style-name="Text_20_body">The July sun caused a fragment of black pine wax to ooze on the velvet quilt.</text:p>
      <text:p text:style-name="Text_20_body">The junior office clerks were quite amazed at the extra reward given by their generous employer.</text:p>
      <text:p text:style-name="Text_20_body">The lazy major was fixing Cupid’s broken quiver.</text:p>
      <text:p text:style-name="Text_20_body">The public was amazed to view the quickness and dexterity of the juggler.</text:p>
      <text:p text:style-name="Text_20_body">The quick brown fox jumps over the lazy dog.</text:p>
      <text:p text:style-name="Text_20_body">THE QUICK BROWN FOX JUMPS OVER THE LAZY DOGS BACK 7 0 3 6 4 5 1 2 8 9</text:p>
      <text:p text:style-name="Text_20_body">The quick onyx goblin jumps over the lazy dwarf.</text:p>
      <text:p text:style-name="Text_20_body">The sex life of the woodchuck is a provocative question for most vertebrate zoology majors.</text:p>
      <text:p text:style-name="Text_20_body">The vixen jumped quickly on her foe barking with zeal.</text:p>
      <text:p text:style-name="Text_20_body">The wizard quickly jinxed the gnomes before they vaporized.</text:p>
      <text:p text:style-name="Text_20_body">Travelling beneath the azure sky in our jolly oxcart, we often hit bumps quite hard.</text:p>
      <text:p text:style-name="Text_20_body">Turgid saxophones blew over Micks jazzy quiff.</text:p>
      <text:p text:style-name="Text_20_body">Two driven jocks help fax my big quiz.</text:p>
      <text:p text:style-name="Text_20_body">Two hardy boxing kangaroos jet from Sydney to Zanzibar on quicksilver pinions.</text:p>
      <text:p text:style-name="Text_20_body">Venerable Will played jazz sax until 3 oclock in the morning before he quit.</text:p>
      <text:p text:style-name="Text_20_body"><text:soft-page-break/>Verbatim reports were quickly given by Jim Fox to his amazed audience.</text:p>
      <text:p text:style-name="Text_20_body">Viewing quizzical abstracts mixed up hefty jocks.</text:p>
      <text:p text:style-name="Text_20_body">Waltz, nymph, for quick jigs vex Bud.</text:p>
      <text:p text:style-name="Text_20_body">We could jeopardize six of the gunboats by two quick moves.</text:p>
      <text:p text:style-name="Text_20_body">Weekly magazines request help for and by junior executives.</text:p>
      <text:p text:style-name="Text_20_body">We have just quoted on nine dozen boxes of gray lamp wicks.</text:p>
      <text:p text:style-name="Text_20_body">We promptly judged antique ivory buckles for the next prize.</text:p>
      <text:p text:style-name="Text_20_body">We quickly seized the black axle and just saved it from going past him.</text:p>
      <text:p text:style-name="Text_20_body">West quickly gave Bert handsome prizes for six juicy plums.</text:p>
      <text:p text:style-name="Text_20_body">Whenever the black fox jumped, the squirrel gazed suspiciously.</text:p>
      <text:p text:style-name="Text_20_body">When we go back to Juarez, Mexico, do we fly over picturesque Arizona?</text:p>
      <text:p text:style-name="Text_20_body">When zombies arrive, quickly fax Judge Pat.</text:p>
      <text:p text:style-name="Text_20_body">While making deep excavations, we found some quaint bronze jewelry.</text:p>
      <text:p text:style-name="Text_20_body">While waxing parquet decks, Suez sailors vomit jauntily abaft.</text:p>
      <text:p text:style-name="Text_20_body">Who packed five dozen old quart jugs in my box? </text:p>
      <text:p text:style-name="Text_20_body">William Lex quickly caught five dozen republicans.</text:p>
      <text:p text:style-name="Text_20_body">William said that everything about his jacket was in quite good condition except for the zipper.</text:p>
      <text:p text:style-name="Text_20_body">Will Major Douglas be expected to take this truefalse quiz very soon?</text:p>
      <text:p text:style-name="Text_20_body">Wolfing kumquats, jovial Charon poled his boat lazily along the styx.</text:p>
      <text:p text:style-name="Text_20_body">Woven silk pyjamas exchanged for blue quartz.</text:p>
      <text:p text:style-name="Text_20_body">Zany Jacques Frenchs pub mixed watery vodka gimlets.</text:p>
      <text:p text:style-name="Text_20_body">Zelda might fix the job growth plans very quickly on Mond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2T10:54:31.376032231</dc:date>
    <meta:editing-duration>PT1M28S</meta:editing-duration>
    <meta:editing-cycles>1</meta:editing-cycles>
    <meta:document-statistic meta:table-count="0" meta:image-count="0" meta:object-count="0" meta:page-count="6" meta:paragraph-count="165" meta:word-count="1700" meta:character-count="9875" meta:non-whitespace-character-count="8332"/>
    <meta:generator>LibreOffice/6.4.7.2$Linux_X86_64 LibreOffice_project/40$Build-2</meta:generator>
  </office:meta>
</office:document-meta>
</file>